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NamingStrategy.MetadataNamingStrategy( JmxAttributeSource attribu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NamingStrategy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NamingStrategy.setDefaultDomain( String default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NamingStrategy.getObjectName( Object managedBean , @ Nullable String bean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tadataNamingStrategy.setAttributeSource( JmxAttributeSource attribu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NamingStrategy.MetadataNam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